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0.474613686534" calcext:value-type="float">
            <text:p>0.4746136865</text:p>
          </table:table-cell>
          <table:table-cell office:value-type="float" office:value="0.542372881356" calcext:value-type="float">
            <text:p>0.5423728814</text:p>
          </table:table-cell>
          <table:table-cell office:value-type="float" office:value="0.389830508475" calcext:value-type="float">
            <text:p>0.389830508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68" calcext:value-type="float">
            <text:p>468</text:p>
          </table:table-cell>
          <table:table-cell office:value-type="float" office:value="459" calcext:value-type="float">
            <text:p>459</text:p>
          </table:table-cell>
          <table:table-cell office:value-type="float" office:value="0.350210970464" calcext:value-type="float">
            <text:p>0.3502109705</text:p>
          </table:table-cell>
          <table:table-cell office:value-type="float" office:value="0.457264957265" calcext:value-type="float">
            <text:p>0.4572649573</text:p>
          </table:table-cell>
          <table:table-cell office:value-type="float" office:value="0.411764705882" calcext:value-type="float">
            <text:p>0.411764705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  <table:table-cell office:value-type="float" office:value="0.393684210526" calcext:value-type="float">
            <text:p>0.3936842105</text:p>
          </table:table-cell>
          <table:table-cell office:value-type="float" office:value="0.482300884956" calcext:value-type="float">
            <text:p>0.482300885</text:p>
          </table:table-cell>
          <table:table-cell office:value-type="float" office:value="0.398268398268" calcext:value-type="float">
            <text:p>0.398268398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float" office:value="450" calcext:value-type="float">
            <text:p>450</text:p>
          </table:table-cell>
          <table:table-cell office:value-type="float" office:value="0.397849462366" calcext:value-type="float">
            <text:p>0.3978494624</text:p>
          </table:table-cell>
          <table:table-cell office:value-type="float" office:value="0.526652452026" calcext:value-type="float">
            <text:p>0.526652452</text:p>
          </table:table-cell>
          <table:table-cell office:value-type="float" office:value="0.431111111111" calcext:value-type="float">
            <text:p>0.431111111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73" calcext:value-type="float">
            <text:p>473</text:p>
          </table:table-cell>
          <table:table-cell office:value-type="float" office:value="471" calcext:value-type="float">
            <text:p>471</text:p>
          </table:table-cell>
          <table:table-cell office:value-type="float" office:value="0.340611353712" calcext:value-type="float">
            <text:p>0.3406113537</text:p>
          </table:table-cell>
          <table:table-cell office:value-type="float" office:value="0.458773784355" calcext:value-type="float">
            <text:p>0.4587737844</text:p>
          </table:table-cell>
          <table:table-cell office:value-type="float" office:value="0.447983014862" calcext:value-type="float">
            <text:p>0.447983014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0.466101694915" calcext:value-type="float">
            <text:p>0.4661016949</text:p>
          </table:table-cell>
          <table:table-cell office:value-type="float" office:value="0.478632478632" calcext:value-type="float">
            <text:p>0.4786324786</text:p>
          </table:table-cell>
          <table:table-cell office:value-type="float" office:value="0.382978723404" calcext:value-type="float">
            <text:p>0.382978723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0.501057082452" calcext:value-type="float">
            <text:p>0.5010570825</text:p>
          </table:table-cell>
          <table:table-cell office:value-type="float" office:value="0.546610169492" calcext:value-type="float">
            <text:p>0.5466101695</text:p>
          </table:table-cell>
          <table:table-cell office:value-type="float" office:value="0.415254237288" calcext:value-type="float">
            <text:p>0.415254237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.484848484848" calcext:value-type="float">
            <text:p>0.4848484848</text:p>
          </table:table-cell>
          <table:table-cell office:value-type="float" office:value="0.530655391121" calcext:value-type="float">
            <text:p>0.5306553911</text:p>
          </table:table-cell>
          <table:table-cell office:value-type="float" office:value="0.402542372881" calcext:value-type="float">
            <text:p>0.402542372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2" calcext:value-type="float">
            <text:p>462</text:p>
          </table:table-cell>
          <table:table-cell office:value-type="float" office:value="434" calcext:value-type="float">
            <text:p>434</text:p>
          </table:table-cell>
          <table:table-cell office:value-type="float" office:value="0.449893390192" calcext:value-type="float">
            <text:p>0.4498933902</text:p>
          </table:table-cell>
          <table:table-cell office:value-type="float" office:value="0.549783549784" calcext:value-type="float">
            <text:p>0.5497835498</text:p>
          </table:table-cell>
          <table:table-cell office:value-type="float" office:value="0.447004608295" calcext:value-type="float">
            <text:p>0.447004608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436" calcext:value-type="float">
            <text:p>436</text:p>
          </table:table-cell>
          <table:table-cell office:value-type="float" office:value="0.472103004292" calcext:value-type="float">
            <text:p>0.4721030043</text:p>
          </table:table-cell>
          <table:table-cell office:value-type="float" office:value="0.492537313433" calcext:value-type="float">
            <text:p>0.4925373134</text:p>
          </table:table-cell>
          <table:table-cell office:value-type="float" office:value="0.45871559633" calcext:value-type="float">
            <text:p>0.458715596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office:value-type="float" office:value="0.377398720682" calcext:value-type="float">
            <text:p>0.3773987207</text:p>
          </table:table-cell>
          <table:table-cell office:value-type="float" office:value="0.5" calcext:value-type="float">
            <text:p>0.5</text:p>
          </table:table-cell>
          <table:table-cell office:value-type="float" office:value="0.456475583864" calcext:value-type="float">
            <text:p>0.456475583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0" calcext:value-type="float">
            <text:p>470</text:p>
          </table:table-cell>
          <table:table-cell office:value-type="float" office:value="0.414736842105" calcext:value-type="float">
            <text:p>0.4147368421</text:p>
          </table:table-cell>
          <table:table-cell office:value-type="float" office:value="0.549893842887" calcext:value-type="float">
            <text:p>0.5498938429</text:p>
          </table:table-cell>
          <table:table-cell office:value-type="float" office:value="0.446808510638" calcext:value-type="float">
            <text:p>0.446808510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30" calcext:value-type="float">
            <text:p>430</text:p>
          </table:table-cell>
          <table:table-cell office:value-type="float" office:value="460" calcext:value-type="float">
            <text:p>460</text:p>
          </table:table-cell>
          <table:table-cell office:value-type="float" office:value="0.41755888651" calcext:value-type="float">
            <text:p>0.4175588865</text:p>
          </table:table-cell>
          <table:table-cell office:value-type="float" office:value="0.474418604651" calcext:value-type="float">
            <text:p>0.4744186047</text:p>
          </table:table-cell>
          <table:table-cell office:value-type="float" office:value="0.465217391304" calcext:value-type="float">
            <text:p>0.465217391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74" calcext:value-type="float">
            <text:p>474</text:p>
          </table:table-cell>
          <table:table-cell office:value-type="float" office:value="459" calcext:value-type="float">
            <text:p>459</text:p>
          </table:table-cell>
          <table:table-cell office:value-type="float" office:value="0.473451327434" calcext:value-type="float">
            <text:p>0.4734513274</text:p>
          </table:table-cell>
          <table:table-cell office:value-type="float" office:value="0.451476793249" calcext:value-type="float">
            <text:p>0.4514767932</text:p>
          </table:table-cell>
          <table:table-cell office:value-type="float" office:value="0.407407407407" calcext:value-type="float">
            <text:p>0.407407407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54" calcext:value-type="float">
            <text:p>454</text:p>
          </table:table-cell>
          <table:table-cell office:value-type="float" office:value="475" calcext:value-type="float">
            <text:p>475</text:p>
          </table:table-cell>
          <table:table-cell office:value-type="float" office:value="0.525862068966" calcext:value-type="float">
            <text:p>0.525862069</text:p>
          </table:table-cell>
          <table:table-cell office:value-type="float" office:value="0.515418502203" calcext:value-type="float">
            <text:p>0.5154185022</text:p>
          </table:table-cell>
          <table:table-cell office:value-type="float" office:value="0.435789473684" calcext:value-type="float">
            <text:p>0.435789473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float" office:value="0.473233404711" calcext:value-type="float">
            <text:p>0.4732334047</text:p>
          </table:table-cell>
          <table:table-cell office:value-type="float" office:value="0.513978494624" calcext:value-type="float">
            <text:p>0.5139784946</text:p>
          </table:table-cell>
          <table:table-cell office:value-type="float" office:value="0.41452991453" calcext:value-type="float">
            <text:p>0.414529914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0" calcext:value-type="float">
            <text:p>470</text:p>
          </table:table-cell>
          <table:table-cell office:value-type="float" office:value="0.479212253829" calcext:value-type="float">
            <text:p>0.4792122538</text:p>
          </table:table-cell>
          <table:table-cell office:value-type="float" office:value="0.443254817987" calcext:value-type="float">
            <text:p>0.443254818</text:p>
          </table:table-cell>
          <table:table-cell office:value-type="float" office:value="0.429787234043" calcext:value-type="float">
            <text:p>0.42978723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56" calcext:value-type="float">
            <text:p>456</text:p>
          </table:table-cell>
          <table:table-cell office:value-type="float" office:value="467" calcext:value-type="float">
            <text:p>467</text:p>
          </table:table-cell>
          <table:table-cell office:value-type="float" office:value="0.475479744136" calcext:value-type="float">
            <text:p>0.4754797441</text:p>
          </table:table-cell>
          <table:table-cell office:value-type="float" office:value="0.5" calcext:value-type="float">
            <text:p>0.5</text:p>
          </table:table-cell>
          <table:table-cell office:value-type="float" office:value="0.443254817987" calcext:value-type="float">
            <text:p>0.4432548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67" calcext:value-type="float">
            <text:p>467</text:p>
          </table:table-cell>
          <table:table-cell office:value-type="float" office:value="469" calcext:value-type="float">
            <text:p>469</text:p>
          </table:table-cell>
          <table:table-cell office:value-type="float" office:value="0.470338983051" calcext:value-type="float">
            <text:p>0.4703389831</text:p>
          </table:table-cell>
          <table:table-cell office:value-type="float" office:value="0.533190578158" calcext:value-type="float">
            <text:p>0.5331905782</text:p>
          </table:table-cell>
          <table:table-cell office:value-type="float" office:value="0.432835820896" calcext:value-type="float">
            <text:p>0.432835820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0" calcext:value-type="float">
            <text:p>460</text:p>
          </table:table-cell>
          <table:table-cell office:value-type="float" office:value="467" calcext:value-type="float">
            <text:p>467</text:p>
          </table:table-cell>
          <table:table-cell office:value-type="float" office:value="0.475479744136" calcext:value-type="float">
            <text:p>0.4754797441</text:p>
          </table:table-cell>
          <table:table-cell office:value-type="float" office:value="0.55652173913" calcext:value-type="float">
            <text:p>0.5565217391</text:p>
          </table:table-cell>
          <table:table-cell office:value-type="float" office:value="0.443254817987" calcext:value-type="float">
            <text:p>0.4432548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7" calcext:value-type="float">
            <text:p>467</text:p>
          </table:table-cell>
          <table:table-cell office:value-type="float" office:value="470" calcext:value-type="float">
            <text:p>470</text:p>
          </table:table-cell>
          <table:table-cell office:value-type="float" office:value="0.505422993492" calcext:value-type="float">
            <text:p>0.5054229935</text:p>
          </table:table-cell>
          <table:table-cell office:value-type="float" office:value="0.503211991435" calcext:value-type="float">
            <text:p>0.5032119914</text:p>
          </table:table-cell>
          <table:table-cell office:value-type="float" office:value="0.425531914894" calcext:value-type="float">
            <text:p>0.425531914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55" calcext:value-type="float">
            <text:p>455</text:p>
          </table:table-cell>
          <table:table-cell office:value-type="float" office:value="471" calcext:value-type="float">
            <text:p>471</text:p>
          </table:table-cell>
          <table:table-cell office:value-type="float" office:value="0.493212669683" calcext:value-type="float">
            <text:p>0.4932126697</text:p>
          </table:table-cell>
          <table:table-cell office:value-type="float" office:value="0.520879120879" calcext:value-type="float">
            <text:p>0.5208791209</text:p>
          </table:table-cell>
          <table:table-cell office:value-type="float" office:value="0.43949044586" calcext:value-type="float">
            <text:p>0.439490445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0.45995423341" calcext:value-type="float">
            <text:p>0.4599542334</text:p>
          </table:table-cell>
          <table:table-cell office:value-type="float" office:value="0.490280777538" calcext:value-type="float">
            <text:p>0.4902807775</text:p>
          </table:table-cell>
          <table:table-cell office:value-type="float" office:value="0.403050108932" calcext:value-type="float">
            <text:p>0.403050108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0" calcext:value-type="float">
            <text:p>460</text:p>
          </table:table-cell>
          <table:table-cell office:value-type="float" office:value="452" calcext:value-type="float">
            <text:p>452</text:p>
          </table:table-cell>
          <table:table-cell office:value-type="float" office:value="0.466950959488" calcext:value-type="float">
            <text:p>0.4669509595</text:p>
          </table:table-cell>
          <table:table-cell office:value-type="float" office:value="0.530434782609" calcext:value-type="float">
            <text:p>0.5304347826</text:p>
          </table:table-cell>
          <table:table-cell office:value-type="float" office:value="0.429203539823" calcext:value-type="float">
            <text:p>0.429203539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67" calcext:value-type="float">
            <text:p>467</text:p>
          </table:table-cell>
          <table:table-cell office:value-type="float" office:value="448" calcext:value-type="float">
            <text:p>448</text:p>
          </table:table-cell>
          <table:table-cell office:value-type="float" office:value="0.462555066079" calcext:value-type="float">
            <text:p>0.4625550661</text:p>
          </table:table-cell>
          <table:table-cell office:value-type="float" office:value="0.524625267666" calcext:value-type="float">
            <text:p>0.5246252677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table:number-columns-repeated="3"/>
          <table:table-cell table:formula="of:=AVERAGE([.D2:.D26])" office:value-type="float" office:value="0.45207284952052" calcext:value-type="float">
            <text:p>0.4520728495</text:p>
          </table:table-cell>
          <table:table-cell table:formula="of:=AVERAGE([.E2:.E26])" office:value-type="float" office:value="0.50692676701744" calcext:value-type="float">
            <text:p>0.506926767</text:p>
          </table:table-cell>
          <table:table-cell table:formula="of:=AVERAGE([.F2:.F26])" office:value-type="float" office:value="0.42746646748864" calcext:value-type="float">
            <text:p>0.4274664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2:02:34.444288214</dc:date>
    <meta:document-statistic meta:table-count="1" meta:cell-count="159" meta:object-count="0"/>
    <meta:generator>LibreOffice/4.2.7.2$Linux_X86_64 LibreOffice_project/420m0$Build-2</meta:generator>
  </office:meta>
</office:document-meta>
</file>